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PROPOSAL DEFENSE REPORT</text:p>
      <text:p text:style-name="Preformatted_20_Text"/>
      <text:p text:style-name="Preformatted_20_Text">${currentDate}</text:p>
      <text:p text:style-name="Preformatted_20_Text"/>
      <text:p text:style-name="Preformatted_20_Text"/>
      <text:p text:style-name="Preformatted_20_Text">TO: ${studentName}</text:p>
      <text:p text:style-name="Preformatted_20_Text">FROM: ${supervisorName}</text:p>
      <text:p text:style-name="Preformatted_20_Text">Graduate Studies Committee</text:p>
      <text:p text:style-name="Preformatted_20_Text"/>
      <text:p text:style-name="Preformatted_20_Text">Dear ${studentName},</text:p>
      <text:p text:style-name="Preformatted_20_Text"/>
      <text:p text:style-name="Preformatted_20_Text">RE: Research Proposal Defense Result</text:p>
      <text:p text:style-name="Preformatted_20_Text">This letter confirms that your research proposal titled "Ethics in Business Strategy" has been defended and the verdict is ${verdict}.</text:p>
      <text:p text:style-name="Preformatted_20_Text"/>
      <text:p text:style-name="Preformatted_20_Text">Student Information:</text:p>
      <text:p text:style-name="Preformatted_20_Text">Registration Number: ${regNo}</text:p>
      <text:p text:style-name="Preformatted_20_Text">Supervisors: ${supervisors}</text:p>
      <text:p text:style-name="Preformatted_20_Text"/>
      <text:p text:style-name="Preformatted_20_Text">Key Points:</text:p>
      <text:p text:style-name="Preformatted_20_Text"/>
      <text:p text:style-name="Preformatted_20_Text">1. Research Timeline</text:p>
      <text:p text:style-name="Preformatted_20_Text"><text:s text:c="3"/>• Commence your research activities as per your proposed schedule</text:p>
      <text:p text:style-name="Preformatted_20_Text"><text:s text:c="3"/>• Any timeline modifications require supervisor approval</text:p>
      <text:p text:style-name="Preformatted_20_Text"/>
      <text:p text:style-name="Preformatted_20_Text"/>
      <text:p text:style-name="Preformatted_20_Text"/>
      <text:p text:style-name="Preformatted_20_Text">Please contact your supervisor or the department office if you need any clarification.</text:p>
      <text:p text:style-name="Preformatted_20_Text"/>
      <text:p text:style-name="Preformatted_20_Text">Best regards,</text:p>
      <text:p text:style-name="Preformatted_20_Text"/>
      <text:p text:style-name="Preformatted_20_Text">${supervisorName}</text:p>
      <text:p text:style-name="Preformatted_20_Text">Supervisor</text:p>
      <text:p text:style-name="Preformatted_20_Text">${department}</text:p>
      <text:p text:style-name="Preformatted_20_Text">${university}</text:p>
      <text:p text:style-name="Preformatted_20_Text"/>
      <text:p text:style-name="Preformatted_20_Text">cc: Student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22" meta:word-count="89" meta:character-count="696" meta:non-whitespace-character-count="623"/>
    <meta:generator>LibreOffice/24.8.7.2$Linux_X86_64 LibreOffice_project/f4f281f562fb585d46b0af5755dfe1eb6adc047f</meta:generator>
  </office:meta>
</office:document-meta>
</file>